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 style:writing-mode="lr-tb"/>
      <style:paragraph-properties style:writing-mode="lr-tb"/>
    </style:style>
    <style:style style:name="gr2" style:family="graphic" style:parent-style-name="objectwithoutfill">
      <style:graphic-properties draw:marker-start="Arrowheads_20_1" draw:marker-end="Arrowheads_20_1" draw:fill="none" draw:textarea-vertical-align="middl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9.91cm" fo:min-width="9.978cm"/>
    </style:style>
    <style:style style:name="gr6" style:family="graphic" style:parent-style-name="objectwithoutfill">
      <style:graphic-properties svg:stroke-width="0.053cm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8" style:family="graphic" style:parent-style-name="objectwithoutfill">
      <style:graphic-properties svg:stroke-width="0.053cm" svg:stroke-color="#ffffff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4.195cm" fo:min-width="3.94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ash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svg:stroke-width="0.053cm" svg:stroke-color="#ff8000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Long_20_Dash" svg:stroke-width="0.053cm" svg:stroke-color="#ff0000" draw:marker-start-width="0.279cm" draw:marker-end="Arrowheads_20_2" draw:marker-end-width="0.279cm" svg:stroke-linecap="butt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dash" draw:stroke-dash="Dash" svg:stroke-width="0.081cm" draw:marker-start-width="0.322cm" draw:marker-end="Arrowheads_20_4" draw:marker-end-width="0.322cm" svg:stroke-linecap="butt" draw:fill="none" draw:textarea-vertical-align="middle" fo:padding-top="0.166cm" fo:padding-bottom="0.166cm" fo:padding-left="0.291cm" fo:padding-right="0.291cm"/>
    </style:style>
    <style:style style:name="gr15" style:family="graphic" style:parent-style-name="objectwithoutfill">
      <style:graphic-properties draw:stroke="dash" draw:stroke-dash="Long_20_Dash" svg:stroke-width="0.053cm" svg:stroke-color="#ff8000" draw:marker-start-width="0.279cm" draw:marker-end="Arrowheads_20_2" draw:marker-end-width="0.279cm" svg:stroke-linecap="butt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4.441cm"/>
    </style:style>
    <style:style style:name="gr17" style:family="graphic" style:parent-style-name="standard">
      <style:graphic-properties draw:textarea-horizontal-align="justify" draw:textarea-vertical-align="middle" draw:auto-grow-height="false" fo:min-height="0.199cm" fo:min-width="0.989cm"/>
    </style:style>
    <style:style style:name="gr18" style:family="graphic" style:parent-style-name="objectwithoutfill">
      <style:graphic-properties draw:stroke="dash" draw:stroke-dash="Long_20_Dot" svg:stroke-width="0.106cm" draw:marker-start="Arrowheads_20_3" draw:marker-start-width="0.358cm" draw:marker-end-width="0.358cm" svg:stroke-linecap="butt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6.485cm" fo:min-width="9.978cm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1.049cm" fo:min-width="0.799cm"/>
    </style:style>
    <style:style style:name="gr21" style:family="graphic" style:parent-style-name="objectwithoutfill">
      <style:graphic-properties draw:stroke="dash" draw:stroke-dash="Long_20_Dash" svg:stroke-width="0.053cm" svg:stroke-color="#069a2e" draw:marker-start-width="0.279cm" draw:marker-end="Arrowheads_20_2" draw:marker-end-width="0.279cm" svg:stroke-linecap="butt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textarea-horizontal-align="justify" draw:textarea-vertical-align="middle" draw:auto-grow-height="false" fo:min-height="0.424cm" fo:min-width="0.175cm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24cm" fo:min-width="0.175cm"/>
    </style:style>
    <style:style style:name="gr25" style:family="graphic" style:parent-style-name="standard">
      <style:graphic-properties draw:textarea-horizontal-align="justify" draw:textarea-vertical-align="middle" draw:auto-grow-height="false" fo:min-height="5.14cm" fo:min-width="1.073cm" draw:shadow="hidden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3.56cm" fo:min-width="2.992cm"/>
    </style:style>
    <style:style style:name="gr27" style:family="graphic" style:parent-style-name="standard">
      <style:graphic-properties draw:fill-color="#2a6099" draw:textarea-horizontal-align="justify" draw:textarea-vertical-align="middle" draw:auto-grow-height="false" fo:min-height="0cm" fo:min-width="0cm"/>
    </style:style>
    <style:style style:name="gr28" style:family="graphic">
      <style:graphic-properties style:writing-mode="lr-tb"/>
    </style:style>
    <style:style style:name="gr2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30" style:family="graphic" style:parent-style-name="objectwithoutfill">
      <style:graphic-properties svg:stroke-width="0.081cm" draw:marker-start="Arrowheads_20_4" draw:marker-start-width="0.321cm" draw:marker-end="Arrowheads_20_4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53cm" svg:stroke-color="#000000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86cm" fo:min-width="0.765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3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3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34" style:family="graphic" style:parent-style-name="standard">
      <style:graphic-properties draw:stroke="solid" svg:stroke-width="0cm" svg:stroke-color="#3465a4" draw:marker-start="Arrowheads_20_2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35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733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3.54cm" svg:y="1.9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4.84cm" svg:y="1.9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14cm" svg:y="1.9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7.44cm" svg:y="1.97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737cm" svg:y="1.97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04cm" svg:y="1.9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34cm" svg:y="1.97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2.64cm" svg:y="1.975cm">
          <text:p text:style-name="P1">8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75cm" svg:y1="3.562cm" svg:x2="5.445cm" svg:y2="3.562cm">
          <text:p/>
        </draw:line>
        <draw:custom-shape draw:style-name="gr3" draw:text-style-name="P4" draw:layer="layout" svg:width="0.635cm" svg:height="0.635cm" svg:x="4.357cm" svg:y="2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27cm" svg:height="0.962cm" svg:x="4.175cm" svg:y="3.58cm">
          <draw:text-box>
            <text:p text:style-name="P1">Δx</text:p>
          </draw:text-box>
        </draw:frame>
        <draw:custom-shape draw:style-name="gr5" draw:text-style-name="P6" draw:layer="layout" svg:width="10.478cm" svg:height="10.16cm" svg:x="3.857cm" svg:y="15.85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445cm" svg:y1="17.76cm" svg:x2="7.032cm" svg:y2="17.76cm">
          <text:p/>
        </draw:line>
        <draw:line draw:style-name="gr6" draw:text-style-name="P3" draw:layer="layout" svg:x1="9.253cm" svg:y1="21.57cm" svg:x2="7.666cm" svg:y2="21.57cm">
          <text:p/>
        </draw:line>
        <draw:line draw:style-name="gr6" draw:text-style-name="P3" draw:layer="layout" svg:x1="5.755cm" svg:y1="23.417cm" svg:x2="5.755cm" svg:y2="25.004cm">
          <text:p/>
        </draw:line>
        <draw:line draw:style-name="gr6" draw:text-style-name="P3" draw:layer="layout" svg:x1="11.797cm" svg:y1="23.461cm" svg:x2="11.003cm" svg:y2="22.087cm">
          <text:p/>
        </draw:line>
        <draw:line draw:style-name="gr6" draw:text-style-name="P3" draw:layer="layout" svg:x1="11.522cm" svg:y1="18.356cm" svg:x2="12.644cm" svg:y2="17.234cm">
          <text:p/>
        </draw:line>
        <draw:custom-shape draw:style-name="gr3" draw:text-style-name="P4" draw:layer="layout" svg:width="0.635cm" svg:height="0.635cm" svg:x="5.127cm" svg:y="17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8.937cm" svg:y="2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16cm" svg:y="1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477cm" svg:y="23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445cm" svg:y="2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223cm" svg:height="0.962cm" svg:x="4.427cm" svg:y="18.395cm">
          <draw:text-box>
            <text:p text:style-name="P1">(x, y)</text:p>
          </draw:text-box>
        </draw:frame>
        <draw:custom-shape draw:style-name="gr1" draw:text-style-name="P2" draw:layer="layout" svg:width="1.27cm" svg:height="1.27cm" svg:x="3.54cm" svg:y="6.2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4.84cm" svg:y="6.2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14cm" svg:y="6.2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7.44cm" svg:y="6.27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737cm" svg:y="6.27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04cm" svg:y="6.2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34cm" svg:y="6.27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2.64cm" svg:y="6.275cm">
          <text:p text:style-name="P1">8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075cm" svg:y1="7.862cm" svg:x2="6.932cm" svg:y2="7.862cm">
          <text:p/>
        </draw:line>
        <draw:custom-shape draw:style-name="gr3" draw:text-style-name="P4" draw:layer="layout" svg:width="0.635cm" svg:height="0.635cm" svg:x="4.357cm" svg:y="6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54cm" svg:height="0.962cm" svg:x="4.175cm" svg:y="7.88cm">
          <draw:text-box>
            <text:p text:style-name="P1">Δp</text:p>
          </draw:text-box>
        </draw:frame>
        <draw:line draw:style-name="gr8" draw:text-style-name="P3" draw:layer="layout" svg:x1="4.732cm" svg:y1="6.96cm" svg:x2="6.319cm" svg:y2="6.96cm">
          <text:p/>
        </draw:line>
        <draw:line draw:style-name="gr2" draw:text-style-name="P3" draw:layer="layout" svg:x1="10.576cm" svg:y1="7.862cm" svg:x2="13.433cm" svg:y2="7.862cm">
          <text:p/>
        </draw:line>
        <draw:custom-shape draw:style-name="gr3" draw:text-style-name="P4" draw:layer="layout" svg:width="0.635cm" svg:height="0.635cm" svg:x="10.858cm" svg:y="6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54cm" svg:height="0.962cm" svg:x="10.676cm" svg:y="7.88cm">
          <draw:text-box>
            <text:p text:style-name="P1">Δp</text:p>
          </draw:text-box>
        </draw:frame>
        <draw:line draw:style-name="gr8" draw:text-style-name="P3" draw:layer="layout" svg:x1="11.233cm" svg:y1="6.96cm" svg:x2="12.82cm" svg:y2="6.96cm">
          <text:p/>
        </draw:line>
      </draw:page>
      <draw:page draw:name="page2" draw:style-name="dp1" draw:master-page-name="Default">
        <draw:custom-shape draw:style-name="gr9" draw:text-style-name="P6" draw:layer="layout" svg:width="4.445cm" svg:height="4.445cm" svg:x="1.42cm" svg:y="1.37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008cm" svg:y1="3.281cm" svg:x2="4.595cm" svg:y2="3.281cm">
          <text:p/>
        </draw:line>
        <draw:line draw:style-name="gr6" draw:text-style-name="P3" draw:layer="layout" svg:x1="6.816cm" svg:y1="7.091cm" svg:x2="5.229cm" svg:y2="7.091cm">
          <text:p/>
        </draw:line>
        <draw:line draw:style-name="gr6" draw:text-style-name="P3" draw:layer="layout" svg:x1="9.36cm" svg:y1="8.982cm" svg:x2="8.566cm" svg:y2="7.608cm">
          <text:p/>
        </draw:line>
        <draw:line draw:style-name="gr6" draw:text-style-name="P3" draw:layer="layout" svg:x1="9.085cm" svg:y1="3.877cm" svg:x2="10.207cm" svg:y2="2.755cm">
          <text:p/>
        </draw:line>
        <draw:custom-shape draw:style-name="gr3" draw:text-style-name="P4" draw:layer="layout" svg:width="0.635cm" svg:height="0.635cm" svg:x="2.69cm" svg:y="2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6.5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8.72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9.04cm" svg:y="8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3.008cm" svg:y="8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223cm" svg:height="0.962cm" svg:x="1.99cm" svg:y="3.916cm">
          <draw:text-box>
            <text:p text:style-name="P1">(x, y)</text:p>
          </draw:text-box>
        </draw:frame>
        <draw:custom-shape draw:style-name="gr3" draw:text-style-name="P4" draw:layer="layout" svg:width="0.635cm" svg:height="0.635cm" svg:x="3.54cm" svg:y="21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4.175cm" svg:y="2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3.54cm" svg:y="22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3.008cm" svg:y="2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4.14cm" svg:y="2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4.775cm" svg:y="20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4.14cm" svg:y="2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3.608cm" svg:y="21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342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977cm" svg:y="2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342cm" svg:y="2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4.81cm" svg:y="21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977cm" svg:y="20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6.612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977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445cm" svg:y="20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6.08cm" svg:y="22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6.71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6.08cm" svg:y="2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548cm" svg:y="22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67cm" svg:y1="20.05cm" svg:x2="2.67cm" svg:y2="23.83cm">
          <text:p/>
        </draw:line>
        <draw:line draw:style-name="gr10" draw:text-style-name="P3" draw:layer="layout" svg:x1="2.67cm" svg:y1="23.842cm" svg:x2="7.75cm" svg:y2="23.842cm">
          <text:p/>
        </draw:line>
        <draw:line draw:style-name="gr10" draw:text-style-name="P3" draw:layer="layout" svg:x1="2.271cm" svg:y1="20.232cm" svg:x2="2.588cm" svg:y2="20.232cm">
          <text:p/>
        </draw:line>
        <draw:line draw:style-name="gr10" draw:text-style-name="P3" draw:layer="layout" svg:x1="2.272cm" svg:y1="20.832cm" svg:x2="2.589cm" svg:y2="20.832cm">
          <text:p/>
        </draw:line>
        <draw:line draw:style-name="gr10" draw:text-style-name="P3" draw:layer="layout" svg:x1="2.273cm" svg:y1="21.432cm" svg:x2="2.59cm" svg:y2="21.432cm">
          <text:p/>
        </draw:line>
        <draw:line draw:style-name="gr10" draw:text-style-name="P3" draw:layer="layout" svg:x1="2.274cm" svg:y1="22.032cm" svg:x2="2.591cm" svg:y2="22.032cm">
          <text:p/>
        </draw:line>
        <draw:line draw:style-name="gr10" draw:text-style-name="P3" draw:layer="layout" svg:x1="2.275cm" svg:y1="22.632cm" svg:x2="2.592cm" svg:y2="22.632cm">
          <text:p/>
        </draw:line>
        <draw:line draw:style-name="gr10" draw:text-style-name="P3" draw:layer="layout" svg:x1="2.276cm" svg:y1="23.232cm" svg:x2="2.593cm" svg:y2="23.232cm">
          <text:p/>
        </draw:line>
        <draw:line draw:style-name="gr10" draw:text-style-name="P3" draw:layer="layout" svg:x1="2.277cm" svg:y1="23.832cm" svg:x2="2.594cm" svg:y2="23.832cm">
          <text:p/>
        </draw:line>
        <draw:line draw:style-name="gr10" draw:text-style-name="P3" draw:layer="layout" svg:x1="2.736cm" svg:y1="24.19cm" svg:x2="2.736cm" svg:y2="23.873cm">
          <text:p/>
        </draw:line>
        <draw:line draw:style-name="gr10" draw:text-style-name="P3" draw:layer="layout" svg:x1="3.336cm" svg:y1="24.191cm" svg:x2="3.336cm" svg:y2="23.874cm">
          <text:p/>
        </draw:line>
        <draw:line draw:style-name="gr10" draw:text-style-name="P3" draw:layer="layout" svg:x1="3.936cm" svg:y1="24.192cm" svg:x2="3.936cm" svg:y2="23.875cm">
          <text:p/>
        </draw:line>
        <draw:line draw:style-name="gr10" draw:text-style-name="P3" draw:layer="layout" svg:x1="4.536cm" svg:y1="24.193cm" svg:x2="4.536cm" svg:y2="23.876cm">
          <text:p/>
        </draw:line>
        <draw:line draw:style-name="gr10" draw:text-style-name="P3" draw:layer="layout" svg:x1="5.136cm" svg:y1="24.194cm" svg:x2="5.136cm" svg:y2="23.877cm">
          <text:p/>
        </draw:line>
        <draw:line draw:style-name="gr10" draw:text-style-name="P3" draw:layer="layout" svg:x1="5.736cm" svg:y1="24.195cm" svg:x2="5.736cm" svg:y2="23.878cm">
          <text:p/>
        </draw:line>
        <draw:line draw:style-name="gr10" draw:text-style-name="P3" draw:layer="layout" svg:x1="6.336cm" svg:y1="24.196cm" svg:x2="6.336cm" svg:y2="23.879cm">
          <text:p/>
        </draw:line>
        <draw:line draw:style-name="gr10" draw:text-style-name="P3" draw:layer="layout" svg:x1="6.936cm" svg:y1="24.197cm" svg:x2="6.936cm" svg:y2="23.88cm">
          <text:p/>
        </draw:line>
        <draw:line draw:style-name="gr10" draw:text-style-name="P3" draw:layer="layout" svg:x1="7.536cm" svg:y1="24.198cm" svg:x2="7.536cm" svg:y2="23.881cm">
          <text:p/>
        </draw:line>
        <draw:custom-shape draw:style-name="gr3" draw:text-style-name="P4" draw:layer="layout" svg:width="0.635cm" svg:height="0.635cm" svg:x="10.841cm" svg:y="21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476cm" svg:y="2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0.841cm" svg:y="2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0.30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441cm" svg:y="20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2.476cm" svg:y="20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441cm" svg:y="2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0.909cm" svg:y="2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3.043cm" svg:y="2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3.878cm" svg:y="21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3.243cm" svg:y="22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2.511cm" svg:y="2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3.678cm" svg:y="1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4.313cm" svg:y="2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3.678cm" svg:y="20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3.146cm" svg:y="20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3.981cm" svg:y="2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4.616cm" svg:y="2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3.981cm" svg:y="2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3.449cm" svg:y="2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9.971cm" svg:y1="20.029cm" svg:x2="9.971cm" svg:y2="23.809cm">
          <text:p/>
        </draw:line>
        <draw:line draw:style-name="gr10" draw:text-style-name="P3" draw:layer="layout" svg:x1="9.971cm" svg:y1="23.821cm" svg:x2="15.051cm" svg:y2="23.821cm">
          <text:p/>
        </draw:line>
        <draw:line draw:style-name="gr10" draw:text-style-name="P3" draw:layer="layout" svg:x1="9.572cm" svg:y1="20.211cm" svg:x2="9.889cm" svg:y2="20.211cm">
          <text:p/>
        </draw:line>
        <draw:line draw:style-name="gr10" draw:text-style-name="P3" draw:layer="layout" svg:x1="9.573cm" svg:y1="20.811cm" svg:x2="9.89cm" svg:y2="20.811cm">
          <text:p/>
        </draw:line>
        <draw:line draw:style-name="gr10" draw:text-style-name="P3" draw:layer="layout" svg:x1="9.574cm" svg:y1="21.411cm" svg:x2="9.891cm" svg:y2="21.411cm">
          <text:p/>
        </draw:line>
        <draw:line draw:style-name="gr10" draw:text-style-name="P3" draw:layer="layout" svg:x1="9.575cm" svg:y1="22.011cm" svg:x2="9.892cm" svg:y2="22.011cm">
          <text:p/>
        </draw:line>
        <draw:line draw:style-name="gr10" draw:text-style-name="P3" draw:layer="layout" svg:x1="9.576cm" svg:y1="22.611cm" svg:x2="9.893cm" svg:y2="22.611cm">
          <text:p/>
        </draw:line>
        <draw:line draw:style-name="gr10" draw:text-style-name="P3" draw:layer="layout" svg:x1="9.577cm" svg:y1="23.211cm" svg:x2="9.894cm" svg:y2="23.211cm">
          <text:p/>
        </draw:line>
        <draw:line draw:style-name="gr10" draw:text-style-name="P3" draw:layer="layout" svg:x1="9.578cm" svg:y1="23.811cm" svg:x2="9.895cm" svg:y2="23.811cm">
          <text:p/>
        </draw:line>
        <draw:line draw:style-name="gr10" draw:text-style-name="P3" draw:layer="layout" svg:x1="10.037cm" svg:y1="24.169cm" svg:x2="10.037cm" svg:y2="23.852cm">
          <text:p/>
        </draw:line>
        <draw:line draw:style-name="gr10" draw:text-style-name="P3" draw:layer="layout" svg:x1="10.637cm" svg:y1="24.17cm" svg:x2="10.637cm" svg:y2="23.853cm">
          <text:p/>
        </draw:line>
        <draw:line draw:style-name="gr10" draw:text-style-name="P3" draw:layer="layout" svg:x1="11.237cm" svg:y1="24.171cm" svg:x2="11.237cm" svg:y2="23.854cm">
          <text:p/>
        </draw:line>
        <draw:line draw:style-name="gr10" draw:text-style-name="P3" draw:layer="layout" svg:x1="11.837cm" svg:y1="24.172cm" svg:x2="11.837cm" svg:y2="23.855cm">
          <text:p/>
        </draw:line>
        <draw:line draw:style-name="gr10" draw:text-style-name="P3" draw:layer="layout" svg:x1="12.437cm" svg:y1="24.173cm" svg:x2="12.437cm" svg:y2="23.856cm">
          <text:p/>
        </draw:line>
        <draw:line draw:style-name="gr10" draw:text-style-name="P3" draw:layer="layout" svg:x1="13.037cm" svg:y1="24.174cm" svg:x2="13.037cm" svg:y2="23.857cm">
          <text:p/>
        </draw:line>
        <draw:line draw:style-name="gr10" draw:text-style-name="P3" draw:layer="layout" svg:x1="13.637cm" svg:y1="24.175cm" svg:x2="13.637cm" svg:y2="23.858cm">
          <text:p/>
        </draw:line>
        <draw:line draw:style-name="gr10" draw:text-style-name="P3" draw:layer="layout" svg:x1="14.237cm" svg:y1="24.176cm" svg:x2="14.237cm" svg:y2="23.859cm">
          <text:p/>
        </draw:line>
        <draw:line draw:style-name="gr10" draw:text-style-name="P3" draw:layer="layout" svg:x1="14.837cm" svg:y1="24.177cm" svg:x2="14.837cm" svg:y2="23.86cm">
          <text:p/>
        </draw:line>
        <draw:line draw:style-name="gr6" draw:text-style-name="P3" draw:layer="layout" svg:x1="6.908cm" svg:y1="13.7cm" svg:x2="8.495cm" svg:y2="13.7cm">
          <text:p/>
        </draw:line>
        <draw:custom-shape draw:style-name="gr3" draw:text-style-name="P4" draw:layer="layout" svg:width="0.635cm" svg:height="0.635cm" svg:x="6.59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6.907cm" svg:y1="13.7cm" svg:x2="3.732cm" svg:y2="13.7cm">
          <text:p/>
        </draw:line>
        <draw:line draw:style-name="gr6" draw:text-style-name="P3" draw:layer="layout" svg:x1="15.606cm" svg:y1="5.283cm" svg:x2="17.193cm" svg:y2="5.283cm">
          <text:p/>
        </draw:line>
        <draw:custom-shape draw:style-name="gr3" draw:text-style-name="P4" draw:layer="layout" svg:width="0.635cm" svg:height="0.635cm" svg:x="15.288cm" svg:y="4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4.335cm" svg:y1="3.995cm" svg:x2="15.605cm" svg:y2="5.265cm">
          <text:p/>
        </draw:line>
        <draw:line draw:style-name="gr13" draw:text-style-name="P3" draw:layer="layout" svg:x1="15.699cm" svg:y1="5.287cm" svg:x2="17.073cm" svg:y2="6.081cm">
          <text:p/>
        </draw:line>
        <draw:line draw:style-name="gr11" draw:text-style-name="P3" draw:layer="layout" svg:x1="15.605cm" svg:y1="5.283cm" svg:x2="12.43cm" svg:y2="5.283cm">
          <text:p/>
        </draw:line>
        <draw:custom-shape draw:style-name="gr3" draw:text-style-name="P4" draw:layer="layout" svg:width="0.635cm" svg:height="0.635cm" svg:x="3.09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3.415cm" svg:y1="14.335cm" svg:x2="3.415cm" svg:y2="14.652cm">
          <text:p/>
        </draw:line>
        <draw:line draw:style-name="gr10" draw:text-style-name="P3" draw:layer="layout" svg:x1="4.115cm" svg:y1="14.336cm" svg:x2="4.115cm" svg:y2="14.653cm">
          <text:p/>
        </draw:line>
        <draw:line draw:style-name="gr10" draw:text-style-name="P3" draw:layer="layout" svg:x1="4.715cm" svg:y1="14.337cm" svg:x2="4.715cm" svg:y2="14.654cm">
          <text:p/>
        </draw:line>
        <draw:line draw:style-name="gr10" draw:text-style-name="P3" draw:layer="layout" svg:x1="5.315cm" svg:y1="14.338cm" svg:x2="5.315cm" svg:y2="14.655cm">
          <text:p/>
        </draw:line>
        <draw:line draw:style-name="gr10" draw:text-style-name="P3" draw:layer="layout" svg:x1="5.915cm" svg:y1="14.339cm" svg:x2="5.915cm" svg:y2="14.656cm">
          <text:p/>
        </draw:line>
        <draw:line draw:style-name="gr10" draw:text-style-name="P3" draw:layer="layout" svg:x1="6.515cm" svg:y1="14.34cm" svg:x2="6.515cm" svg:y2="14.657cm">
          <text:p/>
        </draw:line>
        <draw:line draw:style-name="gr10" draw:text-style-name="P3" draw:layer="layout" svg:x1="7.115cm" svg:y1="14.341cm" svg:x2="7.115cm" svg:y2="14.658cm">
          <text:p/>
        </draw:line>
        <draw:line draw:style-name="gr12" draw:text-style-name="P3" draw:layer="layout" svg:x1="1.827cm" svg:y1="12.43cm" svg:x2="3.097cm" svg:y2="13.7cm">
          <text:p/>
        </draw:line>
        <draw:line draw:style-name="gr6" draw:text-style-name="P3" draw:layer="layout" svg:x1="15.395cm" svg:y1="11.287cm" svg:x2="16.982cm" svg:y2="11.287cm">
          <text:p/>
        </draw:line>
        <draw:custom-shape draw:style-name="gr3" draw:text-style-name="P4" draw:layer="layout" svg:width="0.635cm" svg:height="0.635cm" svg:x="15.077cm" svg:y="10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2.218cm" svg:y1="11.287cm" svg:x2="15.393cm" svg:y2="11.287cm">
          <text:p/>
        </draw:line>
        <draw:custom-shape draw:style-name="gr3" draw:text-style-name="P4" draw:layer="layout" svg:width="0.635cm" svg:height="0.635cm" svg:x="11.577cm" svg:y="10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1.902cm" svg:y1="11.922cm" svg:x2="11.902cm" svg:y2="12.239cm">
          <text:p/>
        </draw:line>
        <draw:line draw:style-name="gr10" draw:text-style-name="P3" draw:layer="layout" svg:x1="12.602cm" svg:y1="11.923cm" svg:x2="12.602cm" svg:y2="12.24cm">
          <text:p/>
        </draw:line>
        <draw:line draw:style-name="gr10" draw:text-style-name="P3" draw:layer="layout" svg:x1="13.202cm" svg:y1="11.924cm" svg:x2="13.202cm" svg:y2="12.241cm">
          <text:p/>
        </draw:line>
        <draw:line draw:style-name="gr10" draw:text-style-name="P3" draw:layer="layout" svg:x1="13.802cm" svg:y1="11.925cm" svg:x2="13.802cm" svg:y2="12.242cm">
          <text:p/>
        </draw:line>
        <draw:line draw:style-name="gr10" draw:text-style-name="P3" draw:layer="layout" svg:x1="14.402cm" svg:y1="11.926cm" svg:x2="14.402cm" svg:y2="12.243cm">
          <text:p/>
        </draw:line>
        <draw:line draw:style-name="gr10" draw:text-style-name="P3" draw:layer="layout" svg:x1="15.002cm" svg:y1="11.927cm" svg:x2="15.002cm" svg:y2="12.244cm">
          <text:p/>
        </draw:line>
        <draw:line draw:style-name="gr10" draw:text-style-name="P3" draw:layer="layout" svg:x1="15.602cm" svg:y1="11.928cm" svg:x2="15.602cm" svg:y2="12.245cm">
          <text:p/>
        </draw:line>
        <draw:custom-shape draw:style-name="gr3" draw:text-style-name="P4" draw:layer="layout" svg:width="0.635cm" svg:height="0.635cm" svg:x="17.777cm" svg:y="10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7.177cm" svg:y="10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.395cm" svg:y1="15.087cm" svg:x2="16.982cm" svg:y2="15.087cm">
          <text:p/>
        </draw:line>
        <draw:custom-shape draw:style-name="gr3" draw:text-style-name="P4" draw:layer="layout" svg:width="0.635cm" svg:height="0.635cm" svg:x="15.077cm" svg:y="14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2.218cm" svg:y1="15.087cm" svg:x2="15.393cm" svg:y2="15.087cm">
          <text:p/>
        </draw:line>
        <draw:custom-shape draw:style-name="gr3" draw:text-style-name="P4" draw:layer="layout" svg:width="0.635cm" svg:height="0.635cm" svg:x="11.577cm" svg:y="14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1.902cm" svg:y1="15.722cm" svg:x2="11.902cm" svg:y2="16.039cm">
          <text:p/>
        </draw:line>
        <draw:line draw:style-name="gr10" draw:text-style-name="P3" draw:layer="layout" svg:x1="12.602cm" svg:y1="15.723cm" svg:x2="12.602cm" svg:y2="16.04cm">
          <text:p/>
        </draw:line>
        <draw:line draw:style-name="gr10" draw:text-style-name="P3" draw:layer="layout" svg:x1="13.202cm" svg:y1="15.724cm" svg:x2="13.202cm" svg:y2="16.041cm">
          <text:p/>
        </draw:line>
        <draw:line draw:style-name="gr10" draw:text-style-name="P3" draw:layer="layout" svg:x1="13.802cm" svg:y1="15.725cm" svg:x2="13.802cm" svg:y2="16.042cm">
          <text:p/>
        </draw:line>
        <draw:line draw:style-name="gr10" draw:text-style-name="P3" draw:layer="layout" svg:x1="14.402cm" svg:y1="15.726cm" svg:x2="14.402cm" svg:y2="16.043cm">
          <text:p/>
        </draw:line>
        <draw:line draw:style-name="gr10" draw:text-style-name="P3" draw:layer="layout" svg:x1="15.002cm" svg:y1="15.727cm" svg:x2="15.002cm" svg:y2="16.044cm">
          <text:p/>
        </draw:line>
        <draw:line draw:style-name="gr10" draw:text-style-name="P3" draw:layer="layout" svg:x1="15.602cm" svg:y1="15.728cm" svg:x2="15.602cm" svg:y2="16.045cm">
          <text:p/>
        </draw:line>
        <draw:custom-shape draw:style-name="gr3" draw:text-style-name="P4" draw:layer="layout" svg:width="0.635cm" svg:height="0.635cm" svg:x="17.277cm" svg:y="15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7.192cm" svg:y="14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7.827cm" svg:y1="15.605cm" svg:x2="19.097cm" svg:y2="16.875cm">
          <text:p/>
        </draw:line>
        <draw:line draw:style-name="gr13" draw:text-style-name="P3" draw:layer="layout" svg:x1="17.722cm" svg:y1="14.652cm" svg:x2="19.097cm" svg:y2="13.7cm">
          <text:p/>
        </draw:line>
      </draw:page>
      <draw:page draw:name="page3" draw:style-name="dp1" draw:master-page-name="Default">
        <draw:custom-shape draw:style-name="gr16" draw:text-style-name="P1" draw:layer="layout" svg:width="6.985cm" svg:height="1.27cm" svg:x="1.952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985cm" svg:height="1.27cm" svg:x="1.952cm" svg:y="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027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105cm" svg:height="0.635cm" svg:x="4.175cm" svg:y="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5.286cm" svg:y1="9.936cm" svg:x2="5.345cm" svg:y2="2.587cm">
          <text:p/>
        </draw:line>
        <draw:line draw:style-name="gr18" draw:text-style-name="P3" draw:layer="layout" svg:x1="2.27cm" svg:y1="5.806cm" svg:x2="5.127cm" svg:y2="9.616cm">
          <text:p/>
        </draw:line>
        <draw:line draw:style-name="gr18" draw:text-style-name="P3" draw:layer="layout" svg:x1="8.327cm" svg:y1="5.806cm" svg:x2="5.47cm" svg:y2="9.616cm">
          <text:p/>
        </draw:line>
        <draw:line draw:style-name="gr18" draw:text-style-name="P3" draw:layer="layout" svg:x1="4.81cm" svg:y1="2.631cm" svg:x2="2.27cm" svg:y2="5.806cm">
          <text:p/>
        </draw:line>
        <draw:line draw:style-name="gr18" draw:text-style-name="P3" draw:layer="layout" svg:x1="5.77cm" svg:y1="2.632cm" svg:x2="8.31cm" svg:y2="5.807cm">
          <text:p/>
        </draw:line>
      </draw:page>
      <draw:page draw:name="page4" draw:style-name="dp1" draw:master-page-name="Default">
        <draw:custom-shape draw:style-name="gr19" draw:text-style-name="P6" draw:layer="layout" svg:width="10.478cm" svg:height="6.735cm" svg:x="4.492cm" svg:y="19.0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0.478cm" svg:height="6.735cm" svg:x="2.269cm" svg:y="10.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.539cm" svg:y1="12.112cm" svg:x2="5.127cm" svg:y2="10.842cm">
          <text:p/>
        </draw:line>
        <draw:line draw:style-name="gr10" draw:text-style-name="P3" draw:layer="layout" svg:x1="7.667cm" svg:y1="10.842cm" svg:x2="5.127cm" svg:y2="10.842cm">
          <text:p/>
        </draw:line>
        <draw:line draw:style-name="gr10" draw:text-style-name="P3" draw:layer="layout" svg:x1="7.667cm" svg:y1="10.842cm" svg:x2="8.937cm" svg:y2="11.795cm">
          <text:p/>
        </draw:line>
        <draw:line draw:style-name="gr10" draw:text-style-name="P3" draw:layer="layout" svg:x1="4.174cm" svg:y1="14.652cm" svg:x2="3.539cm" svg:y2="12.112cm">
          <text:p/>
        </draw:line>
        <draw:line draw:style-name="gr10" draw:text-style-name="P3" draw:layer="layout" svg:x1="8.937cm" svg:y1="11.795cm" svg:x2="9.254cm" svg:y2="13.065cm">
          <text:p/>
        </draw:line>
        <draw:line draw:style-name="gr10" draw:text-style-name="P3" draw:layer="layout" svg:x1="8.619cm" svg:y1="14.335cm" svg:x2="9.254cm" svg:y2="13.382cm">
          <text:p/>
        </draw:line>
        <draw:line draw:style-name="gr10" draw:text-style-name="P3" draw:layer="layout" svg:x1="8.619cm" svg:y1="14.335cm" svg:x2="6.714cm" svg:y2="15.287cm">
          <text:p/>
        </draw:line>
        <draw:custom-shape draw:style-name="gr19" draw:text-style-name="P6" draw:layer="layout" svg:width="10.478cm" svg:height="6.735cm" svg:x="2.269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35cm" svg:height="0.635cm" svg:x="3.539cm" svg:y="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762cm" svg:y="5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7.032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0.842cm" svg:y="7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762cm" svg:y="2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223cm" svg:height="0.962cm" svg:x="2.839cm" svg:y="4.08cm">
          <draw:text-box>
            <text:p text:style-name="P1">(x, y)</text:p>
          </draw:text-box>
        </draw:frame>
        <draw:line draw:style-name="gr10" draw:text-style-name="P3" draw:layer="layout" svg:x1="3.857cm" svg:y1="3.512cm" svg:x2="6.079cm" svg:y2="2.56cm">
          <text:p/>
        </draw:line>
        <draw:line draw:style-name="gr10" draw:text-style-name="P3" draw:layer="layout" svg:x1="7.349cm" svg:y1="4.147cm" svg:x2="6.079cm" svg:y2="2.56cm">
          <text:p/>
        </draw:line>
        <draw:line draw:style-name="gr10" draw:text-style-name="P3" draw:layer="layout" svg:x1="7.349cm" svg:y1="4.148cm" svg:x2="6.079cm" svg:y2="5.735cm">
          <text:p/>
        </draw:line>
        <draw:line draw:style-name="gr10" draw:text-style-name="P3" draw:layer="layout" svg:x1="7.667cm" svg:y1="5.735cm" svg:x2="6.079cm" svg:y2="5.735cm">
          <text:p/>
        </draw:line>
        <draw:line draw:style-name="gr10" draw:text-style-name="P3" draw:layer="layout" svg:x1="7.667cm" svg:y1="5.735cm" svg:x2="9.572cm" svg:y2="5.735cm">
          <text:p/>
        </draw:line>
        <draw:line draw:style-name="gr10" draw:text-style-name="P3" draw:layer="layout" svg:x1="8.937cm" svg:y1="7.005cm" svg:x2="9.572cm" svg:y2="5.735cm">
          <text:p/>
        </draw:line>
        <draw:line draw:style-name="gr10" draw:text-style-name="P3" draw:layer="layout" svg:x1="8.937cm" svg:y1="7.005cm" svg:x2="11.159cm" svg:y2="7.64cm">
          <text:p/>
        </draw:line>
        <draw:custom-shape draw:style-name="gr3" draw:text-style-name="P4" draw:layer="layout" svg:width="0.635cm" svg:height="0.635cm" svg:x="7.667cm" svg:y="5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9.254cm" svg:y="5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8.619cm" svg:y="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4.492cm" svg:y1="14.652cm" svg:x2="6.715cm" svg:y2="15.287cm">
          <text:p/>
        </draw:line>
        <draw:custom-shape draw:style-name="gr3" draw:text-style-name="P4" draw:layer="layout" svg:width="0.635cm" svg:height="0.635cm" svg:x="3.139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8.637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7.34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8.919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4.80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3.857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8.4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6.39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837cm" svg:height="1.837cm" svg:x="8.151cm" svg:y="21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837cm" svg:height="1.837cm" svg:x="8.869cm" svg:y="22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837cm" svg:height="1.837cm" svg:x="8.869cm" svg:y="21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837cm" svg:height="1.837cm" svg:x="9.822cm" svg:y="21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837cm" svg:height="1.837cm" svg:x="9.504cm" svg:y="22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837cm" svg:height="1.837cm" svg:x="9.504cm" svg:y="2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837cm" svg:height="1.837cm" svg:x="7.667cm" svg:y="21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837cm" svg:height="1.837cm" svg:x="7.917cm" svg:y="22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line draw:style-name="gr6" draw:text-style-name="P3" draw:layer="layout" svg:x1="6.823cm" svg:y1="4.609cm" svg:x2="8.41cm" svg:y2="4.609cm">
          <text:p/>
        </draw:line>
        <draw:custom-shape draw:style-name="gr3" draw:text-style-name="P4" draw:layer="layout" svg:width="0.635cm" svg:height="0.635cm" svg:x="6.505cm" svg:y="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3.646cm" svg:y1="4.609cm" svg:x2="6.821cm" svg:y2="4.609cm">
          <text:p/>
        </draw:line>
        <draw:custom-shape draw:style-name="gr3" draw:text-style-name="P4" draw:layer="layout" svg:width="0.635cm" svg:height="0.635cm" svg:x="3.005cm" svg:y="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3.33cm" svg:y1="5.244cm" svg:x2="3.33cm" svg:y2="5.561cm">
          <text:p/>
        </draw:line>
        <draw:line draw:style-name="gr10" draw:text-style-name="P3" draw:layer="layout" svg:x1="4.03cm" svg:y1="5.245cm" svg:x2="4.03cm" svg:y2="5.562cm">
          <text:p/>
        </draw:line>
        <draw:line draw:style-name="gr10" draw:text-style-name="P3" draw:layer="layout" svg:x1="4.63cm" svg:y1="5.246cm" svg:x2="4.63cm" svg:y2="5.563cm">
          <text:p/>
        </draw:line>
        <draw:line draw:style-name="gr10" draw:text-style-name="P3" draw:layer="layout" svg:x1="5.23cm" svg:y1="5.247cm" svg:x2="5.23cm" svg:y2="5.564cm">
          <text:p/>
        </draw:line>
        <draw:line draw:style-name="gr10" draw:text-style-name="P3" draw:layer="layout" svg:x1="5.83cm" svg:y1="5.248cm" svg:x2="5.83cm" svg:y2="5.565cm">
          <text:p/>
        </draw:line>
        <draw:line draw:style-name="gr10" draw:text-style-name="P3" draw:layer="layout" svg:x1="6.43cm" svg:y1="5.249cm" svg:x2="6.43cm" svg:y2="5.566cm">
          <text:p/>
        </draw:line>
        <draw:line draw:style-name="gr10" draw:text-style-name="P3" draw:layer="layout" svg:x1="7.03cm" svg:y1="5.25cm" svg:x2="7.03cm" svg:y2="5.567cm">
          <text:p/>
        </draw:line>
        <draw:custom-shape draw:style-name="gr3" draw:text-style-name="P4" draw:layer="layout" svg:width="0.635cm" svg:height="0.635cm" svg:x="8.705cm" svg:y="4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8.62cm" svg:y="3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9.255cm" svg:y1="5.127cm" svg:x2="10.525cm" svg:y2="6.397cm">
          <text:p/>
        </draw:line>
        <draw:line draw:style-name="gr13" draw:text-style-name="P3" draw:layer="layout" svg:x1="9.15cm" svg:y1="4.174cm" svg:x2="10.525cm" svg:y2="3.222cm">
          <text:p/>
        </draw:line>
        <draw:custom-shape draw:style-name="gr3" draw:text-style-name="P4" draw:layer="layout" svg:width="0.635cm" svg:height="0.635cm" svg:x="7.62cm" svg:y="3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7.911cm" svg:y1="4.097cm" svg:x2="6.339cm" svg:y2="3.525cm">
          <text:p/>
        </draw:line>
        <draw:line draw:style-name="gr22" draw:text-style-name="P3" draw:layer="layout" svg:x1="2.905cm" svg:y1="8.62cm" svg:x2="7.985cm" svg:y2="8.62cm">
          <text:p/>
        </draw:line>
        <draw:line draw:style-name="gr22" draw:text-style-name="P3" draw:layer="layout" svg:x1="5.445cm" svg:y1="8.62cm" svg:x2="5.445cm" svg:y2="11.795cm">
          <text:p/>
        </draw:line>
        <draw:custom-shape draw:style-name="gr23" draw:text-style-name="P1" draw:layer="layout" svg:width="0.953cm" svg:height="0.952cm" svg:x="5.027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53cm" svg:height="0.952cm" svg:x="7.427cm" svg:y="10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5.525cm" svg:y1="8.692cm" svg:x2="7.566cm" svg:y2="11.124cm">
          <text:p/>
        </draw:line>
        <draw:custom-shape draw:style-name="gr24" draw:text-style-name="P8" draw:layer="layout" svg:width="0.953cm" svg:height="0.952cm" svg:x="2.624cm" svg:y="10.99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10" draw:text-style-name="P3" draw:layer="layout" svg:x1="5.48cm" svg:y1="8.693cm" svg:x2="3.439cm" svg:y2="11.125cm">
          <text:p/>
        </draw:line>
      </draw:page>
      <draw:page draw:name="page6" draw:style-name="dp1" draw:master-page-name="Default">
        <draw:path draw:style-name="gr25" draw:text-style-name="P1" draw:layer="layout" svg:width="2.223cm" svg:height="4.444cm" svg:x="5.126cm" svg:y="14.017cm" svg:viewBox="0 0 2224 4445" svg:d="M312 4403h1652c8-192 12-387 12-583 0-615-39-1219-112-1751-74-532-180-974-307-1282-127-307-272-469-419-469s-292 162-419 469c-127 308-233 750-307 1282-73 532-112 1136-112 1751 0 196 4 391 12 583zM16 4445c-11-209-16-421-16-634 0-669 51-1326 149-1906 98-579 238-1060 407-1394 169-335 361-511 556-511s387 176 556 511c169 334 309 815 407 1394 98 580 149 1237 149 1906 0 213-5 425-16 634z">
          <text:p/>
        </draw:path>
        <draw:custom-shape draw:style-name="gr26" draw:text-style-name="P6" draw:layer="layout" svg:width="3.492cm" svg:height="3.81cm" svg:x="7.605cm" svg:y="2.90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3.492cm" svg:height="3.81cm" svg:x="2.905cm" svg:y="2.9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0.318cm" svg:height="0.318cm" svg:x="4.123cm" svg:y="4.9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28">
          <draw:custom-shape draw:style-name="gr3" draw:text-style-name="P4" draw:layer="layout" svg:width="0.635cm" svg:height="0.635cm" svg:x="3.24cm" svg:y="3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635cm" svg:height="0.635cm" svg:x="5.545cm" svg:y="3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0" draw:layer="layout" svg:x1="3.568cm" svg:y1="3.969cm" svg:x2="3.961cm" svg:y2="3.969cm">
            <text:p/>
          </draw:line>
          <draw:line draw:style-name="gr29" draw:text-style-name="P10" draw:layer="layout" svg:x1="5.369cm" svg:y1="3.969cm" svg:x2="5.762cm" svg:y2="3.969cm">
            <text:p/>
          </draw:line>
          <draw:line draw:style-name="gr29" draw:text-style-name="P10" draw:layer="layout" svg:x1="3.979cm" svg:y1="3.952cm" svg:x2="4.104cm" svg:y2="3.54cm">
            <text:p/>
          </draw:line>
          <draw:line draw:style-name="gr29" draw:text-style-name="P10" draw:layer="layout" svg:x1="4.354cm" svg:y1="4.446cm" svg:x2="4.079cm" svg:y2="3.54cm">
            <text:p/>
          </draw:line>
          <draw:line draw:style-name="gr29" draw:text-style-name="P10" draw:layer="layout" svg:x1="4.379cm" svg:y1="4.446cm" svg:x2="4.654cm" svg:y2="3.54cm">
            <text:p/>
          </draw:line>
          <draw:line draw:style-name="gr29" draw:text-style-name="P10" draw:layer="layout" svg:x1="4.955cm" svg:y1="4.446cm" svg:x2="4.68cm" svg:y2="3.54cm">
            <text:p/>
          </draw:line>
          <draw:line draw:style-name="gr29" draw:text-style-name="P10" draw:layer="layout" svg:x1="4.98cm" svg:y1="4.446cm" svg:x2="5.255cm" svg:y2="3.54cm">
            <text:p/>
          </draw:line>
          <draw:line draw:style-name="gr29" draw:text-style-name="P10" draw:layer="layout" svg:x1="5.404cm" svg:y1="3.952cm" svg:x2="5.279cm" svg:y2="3.54cm">
            <text:p/>
          </draw:line>
        </draw:g>
        <draw:g draw:style-name="gr28">
          <draw:custom-shape draw:style-name="gr3" draw:text-style-name="P4" draw:layer="layout" svg:width="0.635cm" svg:height="0.635cm" svg:x="7.902cm" svg:y="3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635cm" svg:height="0.635cm" svg:x="10.207cm" svg:y="3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0" draw:layer="layout" svg:x1="8.23cm" svg:y1="3.969cm" svg:x2="8.623cm" svg:y2="3.969cm">
            <text:p/>
          </draw:line>
          <draw:line draw:style-name="gr29" draw:text-style-name="P10" draw:layer="layout" svg:x1="10.031cm" svg:y1="3.969cm" svg:x2="10.424cm" svg:y2="3.969cm">
            <text:p/>
          </draw:line>
          <draw:line draw:style-name="gr29" draw:text-style-name="P10" draw:layer="layout" svg:x1="8.641cm" svg:y1="3.952cm" svg:x2="8.766cm" svg:y2="3.54cm">
            <text:p/>
          </draw:line>
          <draw:line draw:style-name="gr29" draw:text-style-name="P10" draw:layer="layout" svg:x1="9.016cm" svg:y1="4.446cm" svg:x2="8.741cm" svg:y2="3.54cm">
            <text:p/>
          </draw:line>
          <draw:line draw:style-name="gr29" draw:text-style-name="P10" draw:layer="layout" svg:x1="9.041cm" svg:y1="4.446cm" svg:x2="9.316cm" svg:y2="3.54cm">
            <text:p/>
          </draw:line>
          <draw:line draw:style-name="gr29" draw:text-style-name="P10" draw:layer="layout" svg:x1="9.617cm" svg:y1="4.446cm" svg:x2="9.342cm" svg:y2="3.54cm">
            <text:p/>
          </draw:line>
          <draw:line draw:style-name="gr29" draw:text-style-name="P10" draw:layer="layout" svg:x1="9.642cm" svg:y1="4.446cm" svg:x2="9.917cm" svg:y2="3.54cm">
            <text:p/>
          </draw:line>
          <draw:line draw:style-name="gr29" draw:text-style-name="P10" draw:layer="layout" svg:x1="10.066cm" svg:y1="3.952cm" svg:x2="9.941cm" svg:y2="3.54cm">
            <text:p/>
          </draw:line>
        </draw:g>
        <draw:custom-shape draw:style-name="gr27" draw:text-style-name="P9" draw:layer="layout" svg:width="0.318cm" svg:height="0.318cm" svg:x="9.254cm" svg:y="5.12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7" draw:text-style-name="P9" draw:layer="layout" svg:width="0.318cm" svg:height="0.318cm" svg:x="4.624cm" svg:y="4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318cm" svg:height="0.318cm" svg:x="5.125cm" svg:y="4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318cm" svg:height="0.318cm" svg:x="4.124cm" svg:y="5.3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9" draw:layer="layout" svg:width="0.318cm" svg:height="0.318cm" svg:x="4.625cm" svg:y="5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318cm" svg:height="0.318cm" svg:x="5.126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318cm" svg:height="0.318cm" svg:x="4.125cm" svg:y="5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9" draw:layer="layout" svg:width="0.318cm" svg:height="0.318cm" svg:x="4.626cm" svg:y="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318cm" svg:height="0.318cm" svg:x="5.127cm" svg:y="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" draw:layer="layout" svg:x1="5.762cm" svg:y1="5.445cm" svg:x2="8.202cm" svg:y2="5.445cm">
          <text:p/>
        </draw:line>
        <draw:custom-shape draw:style-name="gr3" draw:text-style-name="P4" draw:layer="layout" svg:width="0.635cm" svg:height="0.635cm" svg:x="4.81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96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5.12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6.715cm" svg:y="15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6.932cm" svg:y="1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4.092cm" svg:y1="18.462cm" svg:x2="8.22cm" svg:y2="18.462cm">
          <text:p/>
        </draw:line>
        <draw:line draw:style-name="gr31" draw:text-style-name="P3" draw:layer="layout" svg:x1="5.168cm" svg:y1="17.18cm" svg:x2="5.327cm" svg:y2="16.122cm">
          <text:p/>
        </draw:line>
        <draw:line draw:style-name="gr31" draw:text-style-name="P3" draw:layer="layout" svg:x1="5.466cm" svg:y1="15.294cm" svg:x2="5.762cm" svg:y2="14.335cm">
          <text:p/>
        </draw:line>
        <draw:line draw:style-name="gr31" draw:text-style-name="P3" draw:layer="layout" svg:x1="6.253cm" svg:y1="13.908cm" svg:x2="6.715cm" svg:y2="14.652cm">
          <text:p/>
        </draw:line>
        <draw:line draw:style-name="gr31" draw:text-style-name="P3" draw:layer="layout" svg:x1="7.04cm" svg:y1="15.895cm" svg:x2="7.35cm" svg:y2="16.875cm">
          <text:p/>
        </draw:line>
      </draw:page>
      <draw:page draw:name="page7" draw:style-name="dp1" draw:master-page-name="Default">
        <draw:g draw:name="Group object 1" draw:style-name="gr28">
          <draw:line draw:style-name="gr29" draw:text-style-name="P10" draw:layer="layout" svg:x1="2.234cm" svg:y1="1.952cm" svg:x2="2.234cm" svg:y2="4.598cm">
            <text:p/>
          </draw:line>
          <draw:line draw:style-name="gr29" draw:text-style-name="P10" draw:layer="layout" svg:x1="13.7cm" svg:y1="4.574cm" svg:x2="2.234cm" svg:y2="4.598cm">
            <text:p/>
          </draw:line>
          <draw:custom-shape draw:style-name="gr32" draw:text-style-name="P11" draw:layer="layout" svg:width="1.265cm" svg:height="1.336cm" svg:x="4.437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1" draw:layer="layout" svg:width="1.265cm" svg:height="1.336cm" svg:x="7.936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0" draw:layer="layout" svg:x1="2.244cm" svg:y1="3.864cm" svg:x2="2.637cm" svg:y2="3.864cm">
            <text:p/>
          </draw:line>
          <draw:line draw:style-name="gr29" draw:text-style-name="P10" draw:layer="layout" svg:x1="4.045cm" svg:y1="3.864cm" svg:x2="4.438cm" svg:y2="3.864cm">
            <text:p/>
          </draw:line>
          <draw:line draw:style-name="gr29" draw:text-style-name="P10" draw:layer="layout" svg:x1="5.746cm" svg:y1="3.864cm" svg:x2="6.139cm" svg:y2="3.864cm">
            <text:p/>
          </draw:line>
          <draw:line draw:style-name="gr29" draw:text-style-name="P10" draw:layer="layout" svg:x1="7.547cm" svg:y1="3.864cm" svg:x2="7.94cm" svg:y2="3.864cm">
            <text:p/>
          </draw:line>
          <draw:line draw:style-name="gr29" draw:text-style-name="P10" draw:layer="layout" svg:x1="2.655cm" svg:y1="3.847cm" svg:x2="2.78cm" svg:y2="3.435cm">
            <text:p/>
          </draw:line>
          <draw:line draw:style-name="gr29" draw:text-style-name="P10" draw:layer="layout" svg:x1="3.03cm" svg:y1="4.341cm" svg:x2="2.755cm" svg:y2="3.435cm">
            <text:p/>
          </draw:line>
          <draw:line draw:style-name="gr29" draw:text-style-name="P10" draw:layer="layout" svg:x1="3.055cm" svg:y1="4.341cm" svg:x2="3.33cm" svg:y2="3.435cm">
            <text:p/>
          </draw:line>
          <draw:line draw:style-name="gr29" draw:text-style-name="P10" draw:layer="layout" svg:x1="3.631cm" svg:y1="4.341cm" svg:x2="3.356cm" svg:y2="3.435cm">
            <text:p/>
          </draw:line>
          <draw:line draw:style-name="gr29" draw:text-style-name="P10" draw:layer="layout" svg:x1="3.656cm" svg:y1="4.341cm" svg:x2="3.931cm" svg:y2="3.435cm">
            <text:p/>
          </draw:line>
          <draw:line draw:style-name="gr29" draw:text-style-name="P10" draw:layer="layout" svg:x1="6.532cm" svg:y1="4.341cm" svg:x2="6.257cm" svg:y2="3.435cm">
            <text:p/>
          </draw:line>
          <draw:line draw:style-name="gr29" draw:text-style-name="P10" draw:layer="layout" svg:x1="6.557cm" svg:y1="4.341cm" svg:x2="6.832cm" svg:y2="3.435cm">
            <text:p/>
          </draw:line>
          <draw:line draw:style-name="gr29" draw:text-style-name="P10" draw:layer="layout" svg:x1="7.133cm" svg:y1="4.341cm" svg:x2="6.858cm" svg:y2="3.435cm">
            <text:p/>
          </draw:line>
          <draw:line draw:style-name="gr29" draw:text-style-name="P10" draw:layer="layout" svg:x1="7.158cm" svg:y1="4.341cm" svg:x2="7.433cm" svg:y2="3.435cm">
            <text:p/>
          </draw:line>
          <draw:line draw:style-name="gr29" draw:text-style-name="P10" draw:layer="layout" svg:x1="4.08cm" svg:y1="3.847cm" svg:x2="3.955cm" svg:y2="3.435cm">
            <text:p/>
          </draw:line>
          <draw:line draw:style-name="gr29" draw:text-style-name="P10" draw:layer="layout" svg:x1="6.156cm" svg:y1="3.847cm" svg:x2="6.281cm" svg:y2="3.435cm">
            <text:p/>
          </draw:line>
          <draw:line draw:style-name="gr29" draw:text-style-name="P10" draw:layer="layout" svg:x1="7.581cm" svg:y1="3.847cm" svg:x2="7.456cm" svg:y2="3.435cm">
            <text:p/>
          </draw:line>
          <draw:frame draw:style-name="gr33" draw:text-style-name="P13" draw:layer="layout" svg:width="1.341cm" svg:height="0.983cm" svg:x="2.833cm" svg:y="2.632cm">
            <draw:text-box>
              <text:p text:style-name="P12"><text:span text:style-name="T1">k</text:span><text:span text:style-name="T1">1</text:span></text:p>
            </draw:text-box>
          </draw:frame>
          <draw:frame draw:style-name="gr33" draw:text-style-name="P13" draw:layer="layout" svg:width="1.341cm" svg:height="0.983cm" svg:x="6.134cm" svg:y="2.632cm">
            <draw:text-box>
              <text:p text:style-name="P12"><text:span text:style-name="T1">k</text:span><text:span text:style-name="T1">2</text:span></text:p>
            </draw:text-box>
          </draw:frame>
          <draw:frame draw:style-name="gr33" draw:text-style-name="P13" draw:layer="layout" svg:width="1.558cm" svg:height="0.983cm" svg:x="4.317cm" svg:y="2.292cm">
            <draw:text-box>
              <text:p text:style-name="P12"><text:span text:style-name="T1">m</text:span><text:span text:style-name="T1">1</text:span></text:p>
            </draw:text-box>
          </draw:frame>
          <draw:frame draw:style-name="gr33" draw:text-style-name="P13" draw:layer="layout" svg:width="1.56cm" svg:height="0.983cm" svg:x="7.834cm" svg:y="2.232cm">
            <draw:text-box>
              <text:p text:style-name="P12"><text:span text:style-name="T1">m</text:span><text:span text:style-name="T1">2</text:span></text:p>
            </draw:text-box>
          </draw:frame>
          <draw:line draw:style-name="gr29" draw:text-style-name="P10" draw:layer="layout" svg:x1="9.146cm" svg:y1="3.864cm" svg:x2="9.539cm" svg:y2="3.864cm">
            <text:p/>
          </draw:line>
          <draw:line draw:style-name="gr29" draw:text-style-name="P10" draw:layer="layout" svg:x1="10.947cm" svg:y1="3.864cm" svg:x2="11.34cm" svg:y2="3.864cm">
            <text:p/>
          </draw:line>
          <draw:line draw:style-name="gr29" draw:text-style-name="P10" draw:layer="layout" svg:x1="9.932cm" svg:y1="4.341cm" svg:x2="9.657cm" svg:y2="3.435cm">
            <text:p/>
          </draw:line>
          <draw:line draw:style-name="gr29" draw:text-style-name="P10" draw:layer="layout" svg:x1="9.957cm" svg:y1="4.341cm" svg:x2="10.232cm" svg:y2="3.435cm">
            <text:p/>
          </draw:line>
          <draw:line draw:style-name="gr29" draw:text-style-name="P10" draw:layer="layout" svg:x1="10.533cm" svg:y1="4.341cm" svg:x2="10.258cm" svg:y2="3.435cm">
            <text:p/>
          </draw:line>
          <draw:line draw:style-name="gr29" draw:text-style-name="P10" draw:layer="layout" svg:x1="10.558cm" svg:y1="4.341cm" svg:x2="10.833cm" svg:y2="3.435cm">
            <text:p/>
          </draw:line>
          <draw:line draw:style-name="gr29" draw:text-style-name="P10" draw:layer="layout" svg:x1="9.556cm" svg:y1="3.847cm" svg:x2="9.681cm" svg:y2="3.435cm">
            <text:p/>
          </draw:line>
          <draw:line draw:style-name="gr29" draw:text-style-name="P10" draw:layer="layout" svg:x1="10.981cm" svg:y1="3.847cm" svg:x2="10.856cm" svg:y2="3.435cm">
            <text:p/>
          </draw:line>
          <draw:line draw:style-name="gr29" draw:text-style-name="P10" draw:layer="layout" svg:x1="11.334cm" svg:y1="1.952cm" svg:x2="11.334cm" svg:y2="4.598cm">
            <text:p/>
          </draw:line>
          <draw:frame draw:style-name="gr33" draw:text-style-name="P13" draw:layer="layout" svg:width="1.341cm" svg:height="0.983cm" svg:x="9.635cm" svg:y="2.632cm">
            <draw:text-box>
              <text:p text:style-name="P12"><text:span text:style-name="T1">k</text:span><text:span text:style-name="T1">3</text:span></text:p>
            </draw:text-box>
          </draw:frame>
          <draw:line draw:style-name="gr29" draw:text-style-name="P10" draw:layer="layout" svg:x1="4.434cm" svg:y1="4.852cm" svg:x2="4.434cm" svg:y2="7.498cm">
            <text:p/>
          </draw:line>
          <draw:line draw:style-name="gr29" draw:text-style-name="P10" draw:layer="layout" svg:x1="5.734cm" svg:y1="4.852cm" svg:x2="5.734cm" svg:y2="7.498cm">
            <text:p/>
          </draw:line>
          <draw:line draw:style-name="gr29" draw:text-style-name="P10" draw:layer="layout" svg:x1="7.934cm" svg:y1="4.852cm" svg:x2="7.934cm" svg:y2="7.498cm">
            <text:p/>
          </draw:line>
          <draw:line draw:style-name="gr29" draw:text-style-name="P10" draw:layer="layout" svg:x1="9.234cm" svg:y1="4.852cm" svg:x2="9.234cm" svg:y2="7.498cm">
            <text:p/>
          </draw:line>
          <draw:line draw:style-name="gr34" draw:text-style-name="P10" draw:layer="layout" svg:x1="4.407cm" svg:y1="6.382cm" svg:x2="5.747cm" svg:y2="6.4cm">
            <text:p/>
          </draw:line>
          <draw:line draw:style-name="gr34" draw:text-style-name="P10" draw:layer="layout" svg:x1="7.907cm" svg:y1="6.387cm" svg:x2="9.247cm" svg:y2="6.405cm">
            <text:p/>
          </draw:line>
          <draw:custom-shape draw:style-name="gr32" draw:text-style-name="P11" draw:layer="layout" svg:width="1.265cm" svg:height="1.336cm" svg:x="5.737cm" svg:y="4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1" draw:layer="layout" svg:width="1.265cm" svg:height="1.336cm" svg:x="9.236cm" svg:y="4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13" draw:layer="layout" svg:width="1.699cm" svg:height="0.983cm" svg:x="4.319cm" svg:y="6.532cm">
            <draw:text-box>
              <text:p text:style-name="P12"><text:span text:style-name="T2">Δ</text:span><text:span text:style-name="T1">x</text:span><text:span text:style-name="T1">1</text:span></text:p>
            </draw:text-box>
          </draw:frame>
          <draw:frame draw:style-name="gr33" draw:text-style-name="P13" draw:layer="layout" svg:width="1.809cm" svg:height="0.983cm" svg:x="7.836cm" svg:y="6.532cm">
            <draw:text-box>
              <text:p text:style-name="P12"><text:span text:style-name="T2">Δ</text:span><text:span text:style-name="T1">x</text:span><text:span text:style-name="T1">2</text:span></text:p>
            </draw:text-box>
          </draw:frame>
          <draw:frame draw:style-name="gr35" draw:text-style-name="P14" draw:layer="layout" svg:width="2.548cm" svg:height="0.983cm" svg:x="3.777cm" svg:y="7.477cm">
            <draw:text-box>
              <text:p text:style-name="P12"><text:span text:style-name="T1">x</text:span><text:span text:style-name="T1">1 </text:span><text:span text:style-name="T1"><text:s text:c="2"/></text:span></text:p>
            </draw:text-box>
          </draw:frame>
          <draw:frame draw:style-name="gr35" draw:text-style-name="P14" draw:layer="layout" svg:width="2.548cm" svg:height="0.983cm" svg:x="7.377cm" svg:y="7.479cm">
            <draw:text-box>
              <text:p text:style-name="P12"><text:span text:style-name="T1">x</text:span><text:span text:style-name="T1">2</text:span></text:p>
            </draw:text-box>
          </draw:frame>
          <draw:frame draw:style-name="gr35" draw:text-style-name="P14" draw:layer="layout" svg:width="1.195cm" svg:height="0.983cm" svg:x="1.678cm" svg:y="7.479cm">
            <draw:text-box>
              <text:p text:style-name="P12"><text:span text:style-name="T1">x</text:span><text:span text:style-name="T1">0</text:span></text:p>
            </draw:text-box>
          </draw:frame>
          <draw:line draw:style-name="gr29" draw:text-style-name="P10" draw:layer="layout" svg:x1="2.234cm" svg:y1="4.852cm" svg:x2="2.234cm" svg:y2="7.498cm">
            <text:p/>
          </draw:line>
          <draw:line draw:style-name="gr29" draw:text-style-name="P10" draw:layer="layout" svg:x1="11.334cm" svg:y1="4.752cm" svg:x2="11.334cm" svg:y2="7.398cm">
            <text:p/>
          </draw:line>
          <draw:frame draw:style-name="gr35" draw:text-style-name="P14" draw:layer="layout" svg:width="1.287cm" svg:height="0.983cm" svg:x="10.78cm" svg:y="7.481cm">
            <draw:text-box>
              <text:p text:style-name="P12"><text:span text:style-name="T1">x</text:span><text:span text:style-name="T1">3</text:span></text:p>
            </draw:text-box>
          </draw:frame>
        </draw:g>
        <draw:line draw:style-name="gr29" draw:text-style-name="P10" draw:layer="layout" svg:x1="2.234cm" svg:y1="11.795cm" svg:x2="2.234cm" svg:y2="13.171cm">
          <text:p/>
        </draw:line>
        <draw:line draw:style-name="gr29" draw:text-style-name="P10" draw:layer="layout" svg:x1="13.7cm" svg:y1="13.147cm" svg:x2="2.234cm" svg:y2="13.171cm">
          <text:p/>
        </draw:line>
        <draw:custom-shape draw:style-name="gr32" draw:text-style-name="P11" draw:layer="layout" svg:width="1.265cm" svg:height="1.336cm" svg:x="4.437cm" svg:y="11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1.265cm" svg:height="1.336cm" svg:x="7.936cm" svg:y="11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0" draw:layer="layout" svg:x1="2.244cm" svg:y1="12.437cm" svg:x2="2.637cm" svg:y2="12.437cm">
          <text:p/>
        </draw:line>
        <draw:line draw:style-name="gr29" draw:text-style-name="P10" draw:layer="layout" svg:x1="4.045cm" svg:y1="12.437cm" svg:x2="4.438cm" svg:y2="12.437cm">
          <text:p/>
        </draw:line>
        <draw:line draw:style-name="gr29" draw:text-style-name="P10" draw:layer="layout" svg:x1="5.746cm" svg:y1="12.437cm" svg:x2="6.139cm" svg:y2="12.437cm">
          <text:p/>
        </draw:line>
        <draw:line draw:style-name="gr29" draw:text-style-name="P10" draw:layer="layout" svg:x1="7.547cm" svg:y1="12.437cm" svg:x2="7.94cm" svg:y2="12.437cm">
          <text:p/>
        </draw:line>
        <draw:line draw:style-name="gr29" draw:text-style-name="P10" draw:layer="layout" svg:x1="2.655cm" svg:y1="12.42cm" svg:x2="2.78cm" svg:y2="12.008cm">
          <text:p/>
        </draw:line>
        <draw:line draw:style-name="gr29" draw:text-style-name="P10" draw:layer="layout" svg:x1="3.03cm" svg:y1="12.914cm" svg:x2="2.755cm" svg:y2="12.008cm">
          <text:p/>
        </draw:line>
        <draw:line draw:style-name="gr29" draw:text-style-name="P10" draw:layer="layout" svg:x1="3.055cm" svg:y1="12.914cm" svg:x2="3.33cm" svg:y2="12.008cm">
          <text:p/>
        </draw:line>
        <draw:line draw:style-name="gr29" draw:text-style-name="P10" draw:layer="layout" svg:x1="3.631cm" svg:y1="12.914cm" svg:x2="3.356cm" svg:y2="12.008cm">
          <text:p/>
        </draw:line>
        <draw:line draw:style-name="gr29" draw:text-style-name="P10" draw:layer="layout" svg:x1="3.656cm" svg:y1="12.914cm" svg:x2="3.931cm" svg:y2="12.008cm">
          <text:p/>
        </draw:line>
        <draw:line draw:style-name="gr29" draw:text-style-name="P10" draw:layer="layout" svg:x1="6.532cm" svg:y1="12.914cm" svg:x2="6.257cm" svg:y2="12.008cm">
          <text:p/>
        </draw:line>
        <draw:line draw:style-name="gr29" draw:text-style-name="P10" draw:layer="layout" svg:x1="6.557cm" svg:y1="12.914cm" svg:x2="6.832cm" svg:y2="12.008cm">
          <text:p/>
        </draw:line>
        <draw:line draw:style-name="gr29" draw:text-style-name="P10" draw:layer="layout" svg:x1="7.133cm" svg:y1="12.914cm" svg:x2="6.858cm" svg:y2="12.008cm">
          <text:p/>
        </draw:line>
        <draw:line draw:style-name="gr29" draw:text-style-name="P10" draw:layer="layout" svg:x1="7.158cm" svg:y1="12.914cm" svg:x2="7.433cm" svg:y2="12.008cm">
          <text:p/>
        </draw:line>
        <draw:line draw:style-name="gr29" draw:text-style-name="P10" draw:layer="layout" svg:x1="4.08cm" svg:y1="12.42cm" svg:x2="3.955cm" svg:y2="12.008cm">
          <text:p/>
        </draw:line>
        <draw:line draw:style-name="gr29" draw:text-style-name="P10" draw:layer="layout" svg:x1="6.156cm" svg:y1="12.42cm" svg:x2="6.281cm" svg:y2="12.008cm">
          <text:p/>
        </draw:line>
        <draw:line draw:style-name="gr29" draw:text-style-name="P10" draw:layer="layout" svg:x1="7.581cm" svg:y1="12.42cm" svg:x2="7.456cm" svg:y2="12.008cm">
          <text:p/>
        </draw:line>
        <draw:line draw:style-name="gr29" draw:text-style-name="P10" draw:layer="layout" svg:x1="9.146cm" svg:y1="12.437cm" svg:x2="9.539cm" svg:y2="12.437cm">
          <text:p/>
        </draw:line>
        <draw:line draw:style-name="gr29" draw:text-style-name="P10" draw:layer="layout" svg:x1="10.947cm" svg:y1="12.437cm" svg:x2="11.34cm" svg:y2="12.437cm">
          <text:p/>
        </draw:line>
        <draw:line draw:style-name="gr29" draw:text-style-name="P10" draw:layer="layout" svg:x1="9.932cm" svg:y1="12.914cm" svg:x2="9.657cm" svg:y2="12.008cm">
          <text:p/>
        </draw:line>
        <draw:line draw:style-name="gr29" draw:text-style-name="P10" draw:layer="layout" svg:x1="9.957cm" svg:y1="12.914cm" svg:x2="10.232cm" svg:y2="12.008cm">
          <text:p/>
        </draw:line>
        <draw:line draw:style-name="gr29" draw:text-style-name="P10" draw:layer="layout" svg:x1="10.533cm" svg:y1="12.914cm" svg:x2="10.258cm" svg:y2="12.008cm">
          <text:p/>
        </draw:line>
        <draw:line draw:style-name="gr29" draw:text-style-name="P10" draw:layer="layout" svg:x1="10.558cm" svg:y1="12.914cm" svg:x2="10.833cm" svg:y2="12.008cm">
          <text:p/>
        </draw:line>
        <draw:line draw:style-name="gr29" draw:text-style-name="P10" draw:layer="layout" svg:x1="9.556cm" svg:y1="12.42cm" svg:x2="9.681cm" svg:y2="12.008cm">
          <text:p/>
        </draw:line>
        <draw:line draw:style-name="gr29" draw:text-style-name="P10" draw:layer="layout" svg:x1="10.981cm" svg:y1="12.42cm" svg:x2="10.856cm" svg:y2="12.008cm">
          <text:p/>
        </draw:line>
        <draw:line draw:style-name="gr29" draw:text-style-name="P10" draw:layer="layout" svg:x1="11.334cm" svg:y1="11.795cm" svg:x2="11.334cm" svg:y2="13.171cm">
          <text:p/>
        </draw:line>
        <draw:line draw:style-name="gr29" draw:text-style-name="P10" draw:layer="layout" svg:x1="4.434cm" svg:y1="13.385cm" svg:x2="4.434cm" svg:y2="14.97cm">
          <text:p/>
        </draw:line>
        <draw:line draw:style-name="gr29" draw:text-style-name="P10" draw:layer="layout" svg:x1="5.734cm" svg:y1="13.385cm" svg:x2="5.734cm" svg:y2="14.97cm">
          <text:p/>
        </draw:line>
        <draw:line draw:style-name="gr29" draw:text-style-name="P10" draw:layer="layout" svg:x1="7.934cm" svg:y1="13.385cm" svg:x2="7.934cm" svg:y2="14.97cm">
          <text:p/>
        </draw:line>
        <draw:line draw:style-name="gr29" draw:text-style-name="P10" draw:layer="layout" svg:x1="9.234cm" svg:y1="13.385cm" svg:x2="9.234cm" svg:y2="14.97cm">
          <text:p/>
        </draw:line>
        <draw:line draw:style-name="gr34" draw:text-style-name="P10" draw:layer="layout" svg:x1="4.407cm" svg:y1="14.955cm" svg:x2="5.747cm" svg:y2="14.973cm">
          <text:p/>
        </draw:line>
        <draw:line draw:style-name="gr34" draw:text-style-name="P10" draw:layer="layout" svg:x1="7.907cm" svg:y1="14.96cm" svg:x2="9.247cm" svg:y2="14.978cm">
          <text:p/>
        </draw:line>
        <draw:custom-shape draw:style-name="gr32" draw:text-style-name="P11" draw:layer="layout" svg:width="1.265cm" svg:height="1.336cm" svg:x="5.737cm" svg:y="13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1.265cm" svg:height="1.336cm" svg:x="9.236cm" svg:y="13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0" draw:layer="layout" svg:x1="2.234cm" svg:y1="13.385cm" svg:x2="2.234cm" svg:y2="14.97cm">
          <text:p/>
        </draw:line>
        <draw:line draw:style-name="gr29" draw:text-style-name="P10" draw:layer="layout" svg:x1="11.334cm" svg:y1="13.325cm" svg:x2="11.334cm" svg:y2="14.91cm">
          <text:p/>
        </draw:line>
        <draw:line draw:style-name="gr29" draw:text-style-name="P10" draw:layer="layout" svg:x1="2.597cm" svg:y1="20.057cm" svg:x2="2.99cm" svg:y2="20.057cm">
          <text:p/>
        </draw:line>
        <draw:line draw:style-name="gr29" draw:text-style-name="P10" draw:layer="layout" svg:x1="4.398cm" svg:y1="20.057cm" svg:x2="4.791cm" svg:y2="20.057cm">
          <text:p/>
        </draw:line>
        <draw:line draw:style-name="gr29" draw:text-style-name="P10" draw:layer="layout" svg:x1="3.008cm" svg:y1="20.04cm" svg:x2="3.133cm" svg:y2="19.628cm">
          <text:p/>
        </draw:line>
        <draw:line draw:style-name="gr29" draw:text-style-name="P10" draw:layer="layout" svg:x1="3.383cm" svg:y1="20.534cm" svg:x2="3.108cm" svg:y2="19.628cm">
          <text:p/>
        </draw:line>
        <draw:line draw:style-name="gr29" draw:text-style-name="P10" draw:layer="layout" svg:x1="3.408cm" svg:y1="20.534cm" svg:x2="3.683cm" svg:y2="19.628cm">
          <text:p/>
        </draw:line>
        <draw:line draw:style-name="gr29" draw:text-style-name="P10" draw:layer="layout" svg:x1="3.984cm" svg:y1="20.534cm" svg:x2="3.709cm" svg:y2="19.628cm">
          <text:p/>
        </draw:line>
        <draw:line draw:style-name="gr29" draw:text-style-name="P10" draw:layer="layout" svg:x1="4.009cm" svg:y1="20.534cm" svg:x2="4.284cm" svg:y2="19.628cm">
          <text:p/>
        </draw:line>
        <draw:line draw:style-name="gr29" draw:text-style-name="P10" draw:layer="layout" svg:x1="4.433cm" svg:y1="20.04cm" svg:x2="4.308cm" svg:y2="19.62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20 20" svg:d="M0 20l10-20 10 20z"/>
    <draw:marker draw:name="Arrowheads_20_4" draw:display-name="Arrowheads 4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00:21:19.517801125</meta:creation-date>
    <dc:date>2024-06-03T13:45:42.375108300</dc:date>
    <meta:editing-duration>P8DT13H23M50S</meta:editing-duration>
    <meta:editing-cycles>6</meta:editing-cycles>
    <meta:generator>LibreOffice/7.5.9.2$Linux_X86_64 LibreOffice_project/50$Build-2</meta:generator>
    <meta:document-statistic meta:object-count="391"/>
  </office:meta>
</office:document-meta>
</file>